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8000000834AEF5DE91B522352.png" manifest:media-type="image/png"/>
  <manifest:file-entry manifest:full-path="Pictures/10000001000000B5000000AE267FD2C3B627A6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4cm, 1.268cm, 1.064cm, 1.082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297cm" svg:height="4.121cm" svg:x="0cm" svg:y="0cm">
          <draw:image xlink:href="Pictures/1000000100000088000000834AEF5DE91B522352.png" xlink:type="simple" xlink:show="embed" xlink:actuate="onLoad" draw:mime-type="image/png">
            <text:p/>
          </draw:image>
        </draw:frame>
        <draw:frame draw:style-name="gr2" draw:text-style-name="P1" draw:layer="layout" svg:width="2.703cm" svg:height="2.898cm" svg:x="0.88cm" svg:y="0.669cm">
          <draw:image xlink:href="Pictures/10000001000000B5000000AE267FD2C3B627A62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3cm" fo:page-height="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2T09:52:43.782000000</dc:date>
    <meta:editing-duration>PT1M29S</meta:editing-duration>
    <meta:editing-cycles>3</meta:editing-cycles>
    <meta:generator>LibreOffice/7.3.5.2$Windows_X86_64 LibreOffice_project/184fe81b8c8c30d8b5082578aee2fed2ea847c01</meta:generator>
    <meta:document-statistic meta:object-count="2"/>
  </office:meta>
</office:document-meta>
</file>